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6.404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5.A2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3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3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6.404cm"/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.049cm" fo:border="0.05pt solid #000000" style:writing-mode="page"/>
    </style:style>
    <style:style style:name="Tabela1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3" style:family="table-cell">
      <style:table-cell-properties fo:background-color="#ffff38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45" style:family="table-cell">
      <style:table-cell-properties fo:background-color="#ff6d6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.A4" style:family="table-cell">
      <style:table-cell-properties fo:padding="0.097cm" fo:border-left="0.05pt solid #000000" fo:border-right="none" fo:border-top="0.05pt solid #000000" fo:border-bottom="0.05pt solid #000000" style:writing-mode="page"/>
    </style:style>
    <style:style style:name="Tabela3.B4" style:family="table-cell">
      <style:table-cell-properties fo:padding="0.097cm" fo:border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officeooo:rsid="00233814" officeooo:paragraph-rsid="00233814"/>
    </style:style>
    <style:style style:name="P37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38" style:family="paragraph" style:parent-style-name="Text_20_body">
      <style:paragraph-properties fo:text-align="center" style:justify-single-word="false"/>
      <style:text-properties officeooo:paragraph-rsid="000feca8"/>
    </style:style>
    <style:style style:name="P39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40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43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OFICINA DO ALUNO - SISTEMA</text:p>
      <text:p text:style-name="P38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4">X</text:p>
          </table:table-cell>
          <table:table-cell table:style-name="Tabela5.B1" office:value-type="string">
            <text:p text:style-name="P8">LOGIN ADMIN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8">LOGIN SECRETARIA</text:p>
          </table:table-cell>
        </table:table-row>
        <table:table-row>
          <table:table-cell table:style-name="Tabela5.A3" office:value-type="string">
            <text:p text:style-name="P14">X</text:p>
          </table:table-cell>
          <table:table-cell table:style-name="Tabela5.B3" office:value-type="string">
            <text:p text:style-name="P8">LOGIN PROFESSOR</text:p>
          </table:table-cell>
        </table:table-row>
        <table:table-row>
          <table:table-cell table:style-name="Tabela5.A2" office:value-type="string">
            <text:p text:style-name="P8"/>
          </table:table-cell>
          <table:table-cell table:style-name="Tabela5.B2" office:value-type="string">
            <text:p text:style-name="P8">LOGIN ALUNO</text:p>
          </table:table-cell>
        </table:table-row>
      </table:table>
      <text:p text:style-name="P3"/>
      <text:p text:style-name="P39">SESSÃO ADMINISTRADOR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6"/>
          </table:table-cell>
          <table:table-cell table:style-name="Tabela1.B1" office:value-type="string">
            <text:p text:style-name="P6">PÁGINA DE INÍCI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CALENDÁRIO DE AULA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NOTIFÍCAÇÕES DE AULAS PRÓXIMA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7">LOG OUT</text:p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B2" office:value-type="string">
            <text:p text:style-name="P19">ATUALIZAR MENSALIDADE</text:p>
          </table:table-cell>
        </table:table-row>
        <table:table-row>
          <table:table-cell table:style-name="Tabela1.A6" table:number-columns-spanned="2" office:value-type="string">
            <text:p text:style-name="P31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ALUNO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8">PESQUISA DE ALUNOS</text:p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B2" office:value-type="string">
            <text:p text:style-name="P9">LISTAGEM DE ALUNOS ( IMPRESSÃO )</text:p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B2" office:value-type="string">
            <text:p text:style-name="P9">CADASTRO DE ALUNOS <text:span text:style-name="T6">( ADICIONAR MENSALIDADE )</text:span></text:p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B2" office:value-type="string">
            <text:p text:style-name="P9">EDITAR ALUN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PAGAR ALUN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PAGAR VARIOS ALUNOS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DICIONAR PAGAMENTO</text:p>
          </table:table-cell>
        </table:table-row>
        <table:table-row>
          <table:table-cell table:style-name="Tabela1.A2" office:value-type="string">
            <text:p text:style-name="P14">X</text:p>
          </table:table-cell>
          <table:table-cell table:style-name="Tabela1.B2" office:value-type="string">
            <text:p text:style-name="P9">ADICIONAR PENDÊNCIA EXTR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5">ALUNO INDIVIDUAL</text:p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PROFESSORES</text:p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B2" office:value-type="string">
            <text:p text:style-name="P10"><draw:frame text:anchor-type="paragraph" draw:z-index="0" draw:name="Forma1" draw:style-name="gr1" draw:text-style-name="P43" svg:width="1.121cm" svg:height="0.712cm" svg:x="11.105cm" svg:y="0.097cm"><draw:text-box><text:p/></draw:text-box></draw:frame>PESQUISA DE PROFESSORES <text:span text:style-name="T5">( COLOCAR MATÉRIA )</text:span></text:p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B2" office:value-type="string">
            <text:p text:style-name="P10">LISTAGEM DE PROFESSORES ( IMPRESSÃO )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CADASTRO DE PROFESSOR</text:p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B2" office:value-type="string">
            <text:p text:style-name="P10">EDITA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PROFESSOR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VARIOS PROFESSORES</text:p>
          </table:table-cell>
        </table:table-row>
        <table:table-row>
          <table:table-cell table:style-name="Tabela1.A2" office:value-type="string">
            <text:p text:style-name="P21">X</text:p>
          </table:table-cell>
          <table:table-cell table:style-name="Tabela1.B2" office:value-type="string">
            <text:p text:style-name="P10">ADICIONAR PAGAMENTO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6">PROFESSOR INDIVIDUAL</text:p>
          </table:table-cell>
        </table:table-row>
        <table:table-row>
          <table:table-cell table:style-name="Tabela1.A48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1.A41" office:value-type="string">
            <text:p text:style-name="P6"/>
          </table:table-cell>
          <table:table-cell table:style-name="Tabela1.B41" office:value-type="string">
            <text:p text:style-name="P6">PÁGINA DE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PESQUISA DE AULAS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</table:table-row>
        <table:table-row>
          <table:table-cell table:style-name="Tabela1.A2" office:value-type="string">
            <text:p text:style-name="P33">X</text:p>
          </table:table-cell>
          <table:table-cell table:style-name="Tabela1.B2" office:value-type="string">
            <text:p text:style-name="P32">EDITAR AUL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AULA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B2" office:value-type="string">
            <text:p text:style-name="P10">APAGAR VARIAS AULAS</text:p>
          </table:table-cell>
        </table:table-row>
        <table:table-row>
          <table:table-cell table:style-name="Tabela1.A2" office:value-type="string">
            <text:p text:style-name="P20">X</text:p>
          </table:table-cell>
          <table:table-cell table:style-name="Tabela1.B2" office:value-type="string">
            <text:p text:style-name="P16">AULA INDIVIDUAL</text:p>
          </table:table-cell>
        </table:table-row>
        <table:table-row>
          <table:table-cell table:style-name="Tabela1.A48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1.A2" office:value-type="string">
            <text:p text:style-name="P37">X</text:p>
          </table:table-cell>
          <table:table-cell table:style-name="Tabela1.B2" office:value-type="string">
            <text:p text:style-name="P6">PÁGINA DE MATÉRIA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LISTAGEM DE MATÉRIA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CADASTRO DE MATÉRIA</text:p>
          </table:table-cell>
        </table:table-row>
        <text:soft-page-break/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EDITAR MATÉRIA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0">APAGAR MATÉRIA</text:p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B2" office:value-type="string">
            <text:p text:style-name="P5"><text:span text:style-name="T10">ADICIONAR </text:span><text:span text:style-name="T11">DESPESAS</text:span></text:p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B43" office:value-type="string">
            <text:p text:style-name="P11">LISTAGEM DE EXTRATO ( IMPRESSÃO) <text:span text:style-name="T12">FAZER A TABELA QUE TA BUGADA</text:span></text:p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B2" office:value-type="string">
            <text:p text:style-name="P11">VISUALIZAÇÃO GERAL</text:p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B45" office:value-type="string">
            <text:p text:style-name="P18">GRÁFICOS</text:p>
          </table:table-cell>
        </table:table-row>
        <table:table-row>
          <table:table-cell table:style-name="Tabela1.A2" office:value-type="string">
            <text:p text:style-name="P41">X</text:p>
          </table:table-cell>
          <table:table-cell table:style-name="Tabela1.B2" office:value-type="string">
            <text:p text:style-name="P41">WIDGETS DE INFORMAÇÃO</text:p>
          </table:table-cell>
        </table:table-row>
        <table:table-row>
          <table:table-cell table:style-name="Tabela1.A2" office:value-type="string">
            <text:p text:style-name="P42">X</text:p>
          </table:table-cell>
          <table:table-cell table:style-name="Tabela1.B2" office:value-type="string">
            <text:p text:style-name="P18">ATUALIZAÇÃO DE SISTEMA</text:p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</table:table-row>
        <table:table-row>
          <table:table-cell table:style-name="Tabela1.A2" office:value-type="string">
            <text:p text:style-name="P37">X</text:p>
          </table:table-cell>
          <table:table-cell table:style-name="Tabela1.B2" office:value-type="string">
            <text:p text:style-name="P6">PÁGINA NÃO LISTAD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ALUNOS NÃO LISTADOS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ALUNO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VÁRIOS ALUN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ALUNO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VÁRIOS ALUNO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PROFESSORES NÃO LISTADOS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PROFESSOR</text:p>
          </table:table-cell>
        </table:table-row>
        <table:table-row>
          <table:table-cell table:style-name="Tabela1.A43" office:value-type="string">
            <text:p text:style-name="P17">X</text:p>
          </table:table-cell>
          <table:table-cell table:style-name="Tabela1.B43" office:value-type="string">
            <text:p text:style-name="P12">RESTAURAR VÁRIOS PROFESSORES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PROFESSOR</text:p>
          </table:table-cell>
        </table:table-row>
        <table:table-row>
          <table:table-cell table:style-name="Tabela1.A2" office:value-type="string">
            <text:p text:style-name="P17">X</text:p>
          </table:table-cell>
          <table:table-cell table:style-name="Tabela1.B2" office:value-type="string">
            <text:p text:style-name="P12">EXCLUIR VÁRIOS PROFESSORES</text:p>
          </table:table-cell>
        </table:table-row>
      </table:table>
      <text:p text:style-name="P1"/>
      <text:p text:style-name="P39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/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GRÁFICO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8"/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CADASTRO DE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ALUN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9"/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B2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PESQUISA DE AULAS</text:p>
          </table:table-cell>
        </table:table-row>
        <text:soft-page-break/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B2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10"/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ULAS NÃO LISTAD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ULA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AS AULAS</text:p>
          </table:table-cell>
        </table:table-row>
      </table:table>
      <text:p text:style-name="P2"/>
      <text:p text:style-name="P39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/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GRÁFICO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4" office:value-type="string">
            <text:p text:style-name="P7"/>
          </table:table-cell>
          <table:table-cell table:style-name="Tabela3.B4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7"/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35"/>
          </table:table-cell>
          <table:table-cell table:style-name="Tabela3.B2" office:value-type="string">
            <text:p text:style-name="P35">PÁGIN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LISTAGEM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PESQUISA DE AULAS</text:p>
          </table:table-cell>
        </table:table-row>
        <table:table-row>
          <table:table-cell table:style-name="Tabela3.A2" office:value-type="string">
            <text:p text:style-name="P13"/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39"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/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GRÁFICO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7"/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B2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35"/>
          </table:table-cell>
          <table:table-cell table:style-name="Tabela4.B2" office:value-type="string">
            <text:p text:style-name="P35">PÁGIN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LISTAGEM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office:value-type="string">
            <text:p text:style-name="P13">FEEDBACK DE AUL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5T01:46:50.308000000</dc:date>
    <meta:editing-duration>P1DT5H41M4S</meta:editing-duration>
    <meta:editing-cycles>30</meta:editing-cycles>
    <meta:generator>LibreOffice/6.4.1.2$Windows_X86_64 LibreOffice_project/4d224e95b98b138af42a64d84056446d09082932</meta:generator>
    <meta:document-statistic meta:table-count="5" meta:image-count="0" meta:object-count="0" meta:page-count="3" meta:paragraph-count="172" meta:word-count="399" meta:character-count="2390" meta:non-whitespace-character-count="2162"/>
  </office:meta>
</office:document-meta>
</file>